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9A000001A67876E027989973EE.png" manifest:media-type="image/png"/>
  <manifest:file-entry manifest:full-path="Pictures/10012608000056F8000037243128B5B9F00A60E1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045cm" svg:x="0cm" svg:y="0cm">
          <draw:image xlink:href="Pictures/10012608000056F8000037243128B5B9F00A60E1.emf" xlink:type="simple" xlink:show="embed" xlink:actuate="onLoad" draw:mime-type="image/x-emf">
            <text:p/>
          </draw:image>
          <draw:image xlink:href="Pictures/100000010000029A000001A67876E027989973E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12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8:22.753470522</dc:date>
    <meta:editing-duration>PT31S</meta:editing-duration>
    <meta:editing-cycles>1</meta:editing-cycles>
    <meta:generator>LibreOffice/7.5.0.3$Linux_X86_64 LibreOffice_project/c21113d003cd3efa8c53188764377a8272d9d6de</meta:generator>
    <meta:document-statistic meta:object-count="1"/>
  </office:meta>
</office:document-meta>
</file>